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style:style>
    <style:style style:name="T1" style:family="text">
      <style:text-properties officeooo:rsid="000b4422"/>
    </style:style>
    <style:style style:name="T2" style:family="text">
      <style:text-properties style:font-name="Arial"/>
    </style:style>
    <style:style style:name="T3" style:family="text">
      <style:text-properties style:font-name="Arial" officeooo:rsid="000b4422"/>
    </style:style>
    <style:style style:name="T4" style:family="text">
      <style:text-properties style:font-name="Arial" officeooo:rsid="000ba442"/>
    </style:style>
    <style:style style:name="T5" style:family="text">
      <style:text-properties officeooo:rsid="000ba4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 texto discute como as organizações sociais definem suas características a partir da teoria dos sistemas, proposta por Kenneth Boulding em 1956. Outras disciplinas devem complementar a teoria dos sistemas para construir um modelo compreensível dos fenômenos em seus respectivos níveis de análise. Embora a teoria dos sistemas ofereça idéias úteis e uma abordagem que enfatiza as interações mútuas em um campo fluido de forças, ela frequentemente negligencia a natureza intrínseca dos objetos do campo fluido como a principal causa de variação. A discussão sobre as características comuns dos sistemas abertos não deve obscurecer as distinções reais entre os sistemas biológicos e sociais. Os sistemas, sejam as células de um organismo biológico ou os seres humanos que fazem parte de um sistema social, precisam ser estudados com cuidado. Por outro lado, seria inadequado tentar compreender um estado político apenas a partir da ciência da citologia.<text:line-break/><text:span text:style-name="T1">A</text:span> natureza dos sistemas sociais e biológicos. As estruturas biológicas têm restrições físicas e fisiológicas específicas, como a pele do corpo e as paredes celulares. Essas restrições não existem em estruturas sociais. Embora sejam baseadas em recursos materiais e no mundo humano, as estruturas sociais não dependem das interações naturais entre esses elementos. Os sistemas sociais podem substituir ou descartar componentes físicos individuais devido à sua independência. A rede de comunicações de uma organização social é semelhante a sistemas físicos como os sistemas circulatórios ou nervosos de organismos biológicos. <text:line-break/>As metáforas inadequadas frequentemente dificultam a compreensão das distinções essenciais entre sociedades e organismos biológicos. As interações mútuas entre as partes de um sistema biológico são mais perfeitas e numerosas do que as entre as subpartes de um sistema social.<text:line-break/><text:span text:style-name="T5">Abordando</text:span> a natureza dos sistemas sociais, enfatizando que, ao contrário dos sistemas físicos ou biológicos, os sistemas sociais não possuem estruturas físicas visíveis fora de seu funcionamento. Ao contrário dos sistemas sociais, sistemas físicos, como carros ou animais, têm anatomia que pode ser estudada. A estrutura de um sistema social desaparece quando ele deixa de funcionar. As pessoas confundem sistemas sociais como estruturas de eventos com edifícios, equipamentos e pessoas.<text:line-break/>O uso de modelos físicos para entender estruturas sociais é uma falácia comum e perigosa. Quando as analogias biológicas são usadas para comparar partes do corpo a partes de sistemas sociais, elas levam a concepções errôneas. Eles não consideram a natureza inventada dos sistemas sociais. Os elementos sociopsicológicos essenciais dos sistemas sociais, como a importância dos inputs de manutenção, serão ignorados mesmo que teorias baseadas em modelos físicos prevaleçam. O ver as organizações sociais usando a teoria das máquinas ou interpretar os resultados sociais como escolhas individuais leva a uma interpretação errônea da realidade social.<text:line-break/>É enfatiza<text:span text:style-name="T5">do</text:span> o fato de que os inputs de manutenção são essenciais para os sistemas sociais e destaca o fato de que todos os sistemas abertos precisam de inputs de manutenção e produção. Inputs de produção são energias processadas para gerar um resultado produtivo, enquanto inputs de manutenção são energias que sustentam o sistema. A manutenção de sistemas sociais é mais complicada do que a de sistemas biológicos, pois os requisitos de manutenção são menos definidos.<text:line-break/>A ciência pode determinar com precisão as necessidades mínimas de nutrientes e calorias de organismos biológicos, e os organismos possuem mecanismos de sobrevivência muito antigos. Por outro lado, existem várias razões pelas quais as pessoas são atraídas e mantidas em sistemas sociais, e uma variedade de fatores mediam e indiretamente relacionam os incentivos organizacionais com o comportamento de papel necessário. Existem poucas informações científicas ou práticas sobre como maximizar os resultados positivos em relação aos inputs de manutenção.<text:line-break/>Além disso, os sistemas físicos e fisiológicos têm a capacidade de permanecer inativos e <text:soft-page-break/>manter suas estruturas básicas, o que permite que eles sejam revividos. No entanto, um sistema social desaparece quando não funciona mais. Essa diferença indica que os sistemas sociais são mais abertos do que os sistemas físicos, pois precisam importar itens para manutenção e produção constantemente.<text:line-break/>O texto enfatiza que, assim como os sistemas biológicos precisam de nutrientes e manutenção (alimento, água, ar, condições de pressão e temperatura), a preservação de sua estrutura física não é um problema porque suas partes não deixam a estrutura como um todo. Ao contrário dos seres humanos em sistemas sociais, que podem se afastar, fazer greve ou ficar em casa, as células e órgãos permanecem no lugar.<text:line-break/>Como resultado, as ciências sociais devem levar em consideração os dois tipos de abertura de sistemas: abertura para entradas de produção e manutenção. Mas, como o cientista físico, as ciências sociais tendem a se concentrar apenas nos inputs de produção. Isso é insuficiente porque os seres humanos podem abandonar os sistemas sociais, ao contrário dos sistemas biológicos onde as partes permanecem fixas. Isso requer uma abordagem mais abrangente que considere ambos os tipos de inputs para entender e manter esses sistemas.<text:line-break/><text:span text:style-name="T5">Há</text:span> três bases inter-relacionadas para a integração de sistemas sociais apresentadas no artigo:<text:line-break/>1<text:span text:style-name="T5">)</text:span> Interdependência Funcional dos Papéis: As pessoas estão ligadas porque os papéis que desempenham são interdependentes uns com os outros. Por exemplo, um trabalhador na linha de produção depende de seus colegas para fornecer materiais, e sua contribuição é vital para o próximo trabalhador na cadeia de produção. Ao permitir que as pessoas se unam na organização, esses papéis interdependentes criam conexões entre elas.<text:line-break/><text:line-break/>2<text:span text:style-name="T5">)</text:span> Requisitos Normativos: Além da interdependência funcional, os papéis têm requisitos normativos. Por exemplo, um operário não apenas cumpre suas tarefas interdependentes, mas também cumpre as normas que são necessárias para realizar o trabalho de forma satisfatória. Essas normas mantêm o sistema social coeso.<text:line-break/><text:line-break/>3<text:span text:style-name="T5">)</text:span> <text:s/>Valores Centrais: Uma outra fonte de integração é fornecida pelos valores que estão centrados nos objetivos do sistema. Por exemplo, um ativista político pode se comprometer com os princípios liberais ou conservadores de seu partido político, o que ajuda a unir e inspirar os outros membros da sociedade a perseguir metas comum.<text:line-break/><text:line-break/>A interdependência funcional, os requisitos normativos e os valores centrais funcionam juntos para unir e manter os sistemas sociais coesos.<text:line-break/>O texto diz que, embora seja útil separar analiticamente a integração de valores, papéis e normas, essas partes estão relacionadas umas com as outras em uma organização que funciona. No entanto, os sistemas podem colocar diferentes ênfases. Por exemplo, uma linha de montagem pode se concentrar mais em tarefas ou desempenho de papel, um órgão de pesquisa pode se concentrar em procedimentos científicos rigorosos e um partido político pode se concentrar no objetivo de salvar o país.<text:line-break/>Como observou Durkheim (1947), a integração social em sociedades primitivas era baseada em um sistema comum de valores, com poucos subsistemas e pouca divisão de trabalho. Isso levou a uma solidariedade mecânica baseada em uma consciência coletiva ou moralidade comum apropriada para todas as situações. Por outro lado, há pouco código moral universal em uma sociedade com muitos subsistemas diferentes, e a integração social depende mais de práticas normativas e da interdependência de papéis.<text:line-break/>Antes de discutir detalhadamente os papéis, normas e valores como componentes essenciais dos sistemas sociais, é fundamental examinar os principais subsistemas e <text:soft-page-break/>como as estruturas se formam ao redor deles.<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8T16:27:09.994919274</meta:creation-date>
    <dc:date>2024-05-18T16:57:41.126583734</dc:date>
    <meta:editing-duration>PT20M21S</meta:editing-duration>
    <meta:editing-cycles>1</meta:editing-cycles>
    <meta:generator>LibreOffice/7.3.7.2$Linux_X86_64 LibreOffice_project/30$Build-2</meta:generator>
    <meta:document-statistic meta:table-count="0" meta:image-count="0" meta:object-count="0" meta:page-count="3" meta:paragraph-count="1" meta:word-count="1175" meta:character-count="7832" meta:non-whitespace-character-count="6652"/>
  </office:meta>
</office:document-meta>
</file>